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padding="0.049cm" fo:border="0.06pt solid #d9d9e3"/>
    </style:style>
    <style:style style:name="T1" style:family="text">
      <style:text-properties loext:padding="0.049cm" loext:border="0.06pt solid #d9d9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troFlix serves customers globally from its headquarters in London, UK, and has several other offices around the world. The RetroFlix entity that provides you with access to the RetroFlix service depends on your country of membership and will be listed in your membership or payment confirmation email. The RetroFlix entity/entities that qualify as your data controller are listed in your local privacy statement.</text:p>
      <text:p text:style-name="P1">RetroFlix Headquarters: 123 Main Street London, UK WC1X 0AA</text:p>
      <text:p text:style-name="P1">RetroFlix International: 10 Rue de la Paix Paris, France 75002</text:p>
      <text:p text:style-name="P1">RetroFlix Asia: 8 Marina View, Asia Square Tower 1 Singapore, 018960</text:p>
      <text:p text:style-name="P1">RetroFlix Americas: 315 Montgomery St San Francisco, CA 94104, USA</text:p>
      <text:p text:style-name="P1">RetroFlix Australia: Level 4, 45 Jones St Ultimo, NSW 2007, Australia</text:p>
      <text:p text:style-name="P1">RetroFlix Africa: 12A Chief Yesufu Abiodun Oniru Road, Victoria Island, Lagos Nigeria</text:p>
      <text:p text:style-name="P1">RetroFlix Middle East: Al Manara Tower, Business Bay Dubai, United Arab Emirates</text:p>
      <text:p text:style-name="P1">We're here to help if you need it -- for the fastest answer to your questions, we encourage you to reach out to our customer service. Visit the Help Center for more info or contact us. Alternatively, you can email customer support via <text:a xlink:type="simple" xlink:href="mailto:support@retroflix.com" office:target-frame-name="_new" xlink:show="replace" text:style-name="Internet_20_link" text:visited-style-name="Visited_20_Internet_20_Link"><text:span text:style-name="T1">support@retroflix.com</text:span></text:a>. Please do not send account passwords or payment information.</text:p>
      <text:p text:style-name="P1">We are required by law to provide an electronic link to the ODR Platform, which is available at <text:a xlink:type="simple" xlink:href="http://ec.europa.eu/consumers/odr/" office:target-frame-name="_new" xlink:show="replace" text:style-name="Internet_20_link" text:visited-style-name="Visited_20_Internet_20_Link"><text:span text:style-name="T1">http://ec.europa.eu/consumers/odr/</text:span></text:a>. However, we inform you that RetroFlix will not participate in an alternative dispute procedure before a consumer arbitration board and does not have a legal obligation to do so.</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8T16:31:12.779000000</meta:creation-date>
    <dc:date>2023-03-28T16:31:42.718000000</dc:date>
    <meta:editing-duration>PT30S</meta:editing-duration>
    <meta:editing-cycles>1</meta:editing-cycles>
    <meta:document-statistic meta:table-count="0" meta:image-count="0" meta:object-count="0" meta:page-count="1" meta:paragraph-count="10" meta:word-count="239" meta:character-count="1530" meta:non-whitespace-character-count="1301"/>
    <meta:generator>LibreOffice/7.5.0.3$Windows_X86_64 LibreOffice_project/c21113d003cd3efa8c53188764377a8272d9d6de</meta:generator>
  </office:meta>
</office:document-meta>
</file>